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4938in"/>
    </style:style>
    <style:style style:name="Table1.B" style:family="table-column">
      <style:table-column-properties style:column-width="5.199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9014in" table:align="left"/>
    </style:style>
    <style:style style:name="Table2.A" style:family="table-column">
      <style:table-column-properties style:column-width="1.7139in"/>
    </style:style>
    <style:style style:name="Table2.B" style:family="table-column">
      <style:table-column-properties style:column-width="2.3597in"/>
    </style:style>
    <style:style style:name="Table2.C" style:family="table-column">
      <style:table-column-properties style:column-width="1.8278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5.1653in" table:align="left"/>
    </style:style>
    <style:style style:name="Table3.A" style:family="table-column">
      <style:table-column-properties style:column-width="0.8986in"/>
    </style:style>
    <style:style style:name="Table3.B" style:family="table-column">
      <style:table-column-properties style:column-width="2.2083in"/>
    </style:style>
    <style:style style:name="Table3.C" style:family="table-column">
      <style:table-column-properties style:column-width="2.0583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fo:margin-top="0in" fo:margin-bottom="0.1965in" style:contextual-spacing="false" style:writing-mode="lr-tb"/>
    </style:style>
    <style:style style:name="P4" style:family="paragraph" style:parent-style-name="Text_20_body">
      <style:text-properties officeooo:paragraph-rsid="000efad5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in" fo:margin-bottom="0in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2">
      <style:paragraph-properties fo:margin-top="0in" fo:margin-bottom="0in" style:contextual-spacing="false"/>
    </style:style>
    <style:style style:name="P9" style:family="paragraph" style:parent-style-name="Text_20_body" style:list-style-name="L3"/>
    <style:style style:name="P10" style:family="paragraph" style:parent-style-name="Text_20_body" style:list-style-name="L3">
      <style:paragraph-properties fo:margin-top="0in" fo:margin-bottom="0in" style:contextual-spacing="false"/>
    </style:style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5">
      <style:paragraph-properties fo:margin-top="0in" fo:margin-bottom="0in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6">
      <style:paragraph-properties fo:margin-top="0in" fo:margin-bottom="0in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in" fo:margin-bottom="0in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in" fo:margin-bottom="0in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in" fo:margin-bottom="0in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in" fo:margin-bottom="0in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in" fo:margin-bottom="0in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3">
      <style:paragraph-properties fo:margin-top="0in" fo:margin-bottom="0in" style:contextual-spacing="false"/>
    </style:style>
    <style:style style:name="P29" style:family="paragraph" style:parent-style-name="Text_20_body" style:list-style-name="L14"/>
    <style:style style:name="P30" style:family="paragraph" style:parent-style-name="Text_20_body" style:list-style-name="L14">
      <style:paragraph-properties fo:margin-top="0in" fo:margin-bottom="0in" style:contextual-spacing="false"/>
    </style:style>
    <style:style style:name="P31" style:family="paragraph" style:parent-style-name="Text_20_body" style:list-style-name="L15"/>
    <style:style style:name="P32" style:family="paragraph" style:parent-style-name="Text_20_body" style:list-style-name="L15">
      <style:paragraph-properties fo:margin-top="0in" fo:margin-bottom="0in" style:contextual-spacing="false"/>
    </style:style>
    <style:style style:name="T1" style:family="text">
      <style:text-properties officeooo:rsid="000efad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1. What is a Network?</text:span></text:h>
      <text:list text:style-name="L1">
        <text:list-item>
          <text:p text:style-name="P6">A <text:span text:style-name="Strong_20_Emphasis">network</text:span> is a group of computers or devices connected to share <text:span text:style-name="Strong_20_Emphasis">data</text:span> and <text:span text:style-name="Strong_20_Emphasis">resources</text:span>.</text:p>
        </text:list-item>
        <text:list-item>
          <text:p text:style-name="P6">Example:</text:p>
          <text:list>
            <text:list-item>
              <text:p text:style-name="P6"><text:span text:style-name="Strong_20_Emphasis">Internet</text:span>: A global network.</text:p>
            </text:list-item>
            <text:list-item>
              <text:p text:style-name="P5"><text:span text:style-name="Strong_20_Emphasis">Local Area Network (LAN)</text:span>: A network within a home or office.</text:p>
            </text:list-item>
          </text:list>
        </text:list-item>
      </text:list>
      <text:p text:style-name="Horizontal_20_Line"/>
      <text:h text:style-name="Heading_20_2" text:outline-level="2"><text:span text:style-name="Strong_20_Emphasis">2. Types of Networks</text:span></text:h>
      <text:list text:style-name="L2">
        <text:list-item>
          <text:p text:style-name="P8"><text:span text:style-name="Strong_20_Emphasis">LAN (Local Area Network)</text:span>: Small networks like in homes, schools, or offices.</text:p>
        </text:list-item>
        <text:list-item>
          <text:p text:style-name="P8"><text:span text:style-name="Strong_20_Emphasis">WAN (Wide Area Network)</text:span>: Large networks spread over long distances (e.g., Internet).</text:p>
        </text:list-item>
        <text:list-item>
          <text:p text:style-name="P7"><text:span text:style-name="Strong_20_Emphasis">MAN (Metropolitan Area Network)</text:span>: Covers a city or large campus.</text:p>
        </text:list-item>
      </text:list>
      <text:p text:style-name="Horizontal_20_Line"/>
      <text:h text:style-name="Heading_20_2" text:outline-level="2"><text:span text:style-name="Strong_20_Emphasis">3. What are Protocols?</text:span></text:h>
      <text:list text:style-name="L3">
        <text:list-item>
          <text:p text:style-name="P10"><text:span text:style-name="Strong_20_Emphasis">Definition</text:span>: Protocols are <text:span text:style-name="Strong_20_Emphasis">rules</text:span> that govern how data is sent and received over a network.</text:p>
        </text:list-item>
        <text:list-item>
          <text:p text:style-name="P10">Examples:</text:p>
          <text:list>
            <text:list-item>
              <text:p text:style-name="P10"><text:span text:style-name="Strong_20_Emphasis">HTTP</text:span>: For web browsing.</text:p>
            </text:list-item>
            <text:list-item>
              <text:p text:style-name="P10"><text:span text:style-name="Strong_20_Emphasis">FTP</text:span>: For file transfers.</text:p>
            </text:list-item>
            <text:list-item>
              <text:p text:style-name="P10"><text:span text:style-name="Strong_20_Emphasis">SMTP</text:span>: For sending emails.</text:p>
            </text:list-item>
            <text:list-item>
              <text:p text:style-name="P9"><text:span text:style-name="Strong_20_Emphasis">TCP/IP</text:span>: Core protocols of the Internet.</text:p>
            </text:list-item>
          </text:list>
        </text:list-item>
      </text:list>
      <text:p text:style-name="P4"><text:span text:style-name="Strong_20_Emphasis"><text:span text:style-name="T1">________________________________________________________________________________________________________________________________________________________________</text:span></text:span></text:p>
      <text:h text:style-name="Heading_20_2" text:outline-level="2"><text:span text:style-name="Strong_20_Emphasis">1. OSI and TCP/IP Models</text:span></text:h>
      <text:h text:style-name="Heading_20_3" text:outline-level="3"><text:span text:style-name="Strong_20_Emphasis">OSI Reference Model (7 Layers)</text:span></text:h>
      <text:list text:style-name="L4">
        <text:list-item>
          <text:p text:style-name="P11"><text:span text:style-name="Strong_20_Emphasis">Definition</text:span>: OSI (Open Systems Interconnection) is a standardized network architecture model (ISO 7498). It has <text:span text:style-name="Strong_20_Emphasis">7 layers</text:span>, dividing communication tasks into manageable pieces.</text:p>
        </text:list-item>
      </text:list>
      <text:h text:style-name="Heading_20_4" text:outline-level="4"><text:span text:style-name="Strong_20_Emphasis">7 Layers of OSI Model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<text:span text:style-name="Strong_20_Emphasis">Layer</text:span></text:p>
            </table:table-cell>
            <table:table-cell table:style-name="Table1.A1" office:value-type="string">
              <text:p text:style-name="Table_20_Heading"><text:span text:style-name="Strong_20_Emphasis">Function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Layer 7: Application</text:span></text:p>
          </table:table-cell>
          <table:table-cell table:style-name="Table1.A1" office:value-type="string">
            <text:p text:style-name="Table_20_Contents">Provides services directly to user applications (e.g., file transfer, email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Layer 6: Presentation</text:span></text:p>
          </table:table-cell>
          <table:table-cell table:style-name="Table1.A1" office:value-type="string">
            <text:p text:style-name="Table_20_Contents">Translates, compresses, and encrypts data into a standard format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Layer 5: Session</text:span></text:p>
          </table:table-cell>
          <table:table-cell table:style-name="Table1.A1" office:value-type="string">
            <text:p text:style-name="Table_20_Contents">Manages and controls connections between applications (e.g., dialog control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Layer 4: Transport</text:span></text:p>
          </table:table-cell>
          <table:table-cell table:style-name="Table1.A1" office:value-type="string">
            <text:p text:style-name="Table_20_Contents">Ensures reliable data delivery; handles packet segmentation and error recovery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Layer 3: Network</text:span></text:p>
          </table:table-cell>
          <table:table-cell table:style-name="Table1.A1" office:value-type="string">
            <text:p text:style-name="Table_20_Contents">Routes data packets using logical addressing (e.g., IP). Handles congestion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Layer 2: Data Link</text:span></text:p>
          </table:table-cell>
          <table:table-cell table:style-name="Table1.A1" office:value-type="string">
            <text:p text:style-name="Table_20_Contents">Converts bits into frames and ensures reliable transmission using <text:soft-page-break/>acknowledgment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Layer 1: Physical</text:span></text:p>
          </table:table-cell>
          <table:table-cell table:style-name="Table1.A1" office:value-type="string">
            <text:p text:style-name="Table_20_Contents">Transfers raw bits over the physical medium (e.g., cables, voltage).</text:p>
          </table:table-cell>
        </table:table-row>
      </table:table>
      <text:h text:style-name="Heading_20_4" text:outline-level="4"><text:span text:style-name="Strong_20_Emphasis">Key Points</text:span>:</text:h>
      <text:list text:style-name="L5">
        <text:list-item>
          <text:p text:style-name="P13"><text:span text:style-name="Strong_20_Emphasis">Upper Layers (5-7)</text:span>: Focus on user application interaction.</text:p>
        </text:list-item>
        <text:list-item>
          <text:p text:style-name="P12"><text:span text:style-name="Strong_20_Emphasis">Lower Layers (1-4)</text:span>: Focus on transmission and networking.</text:p>
        </text:list-item>
      </text:list>
      <text:p text:style-name="Horizontal_20_Line"/>
      <text:h text:style-name="Heading_20_3" text:outline-level="3"><text:span text:style-name="Strong_20_Emphasis">TCP/IP Model</text:span></text:h>
      <text:list text:style-name="L6">
        <text:list-item>
          <text:p text:style-name="P15">A simplified model used for the <text:span text:style-name="Strong_20_Emphasis">Internet</text:span>.</text:p>
        </text:list-item>
        <text:list-item>
          <text:p text:style-name="P14">Combines OSI layers into <text:span text:style-name="Strong_20_Emphasis">4 layers</text:span>: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<text:span text:style-name="Strong_20_Emphasis">TCP/IP Layer</text:span></text:p>
            </table:table-cell>
            <table:table-cell table:style-name="Table2.A1" office:value-type="string">
              <text:p text:style-name="Table_20_Heading"><text:span text:style-name="Strong_20_Emphasis">OSI Equivalent</text:span></text:p>
            </table:table-cell>
            <table:table-cell table:style-name="Table2.A1" office:value-type="string">
              <text:p text:style-name="Table_20_Heading"><text:span text:style-name="Strong_20_Emphasis">Example Protocols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Application</text:span></text:p>
          </table:table-cell>
          <table:table-cell table:style-name="Table2.A1" office:value-type="string">
            <text:p text:style-name="Table_20_Contents">Application, Presentation, Session</text:p>
          </table:table-cell>
          <table:table-cell table:style-name="Table2.A1" office:value-type="string">
            <text:p text:style-name="Table_20_Contents">HTTP, FTP, SMTP, DNS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Transport</text:span></text:p>
          </table:table-cell>
          <table:table-cell table:style-name="Table2.A1" office:value-type="string">
            <text:p text:style-name="Table_20_Contents">Transport</text:p>
          </table:table-cell>
          <table:table-cell table:style-name="Table2.A1" office:value-type="string">
            <text:p text:style-name="Table_20_Contents">TCP, UDP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Internet</text:span></text:p>
          </table:table-cell>
          <table:table-cell table:style-name="Table2.A1" office:value-type="string">
            <text:p text:style-name="Table_20_Contents">Network</text:p>
          </table:table-cell>
          <table:table-cell table:style-name="Table2.A1" office:value-type="string">
            <text:p text:style-name="Table_20_Contents">IP, ICMP, ARP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Link (Network Access)</text:span></text:p>
          </table:table-cell>
          <table:table-cell table:style-name="Table2.A1" office:value-type="string">
            <text:p text:style-name="Table_20_Contents">Data Link, Physical</text:p>
          </table:table-cell>
          <table:table-cell table:style-name="Table2.A1" office:value-type="string">
            <text:p text:style-name="Table_20_Contents">Ethernet, WiFi, PPP</text:p>
          </table:table-cell>
        </table:table-row>
      </table:table>
      <text:p text:style-name="Text_20_body"><text:span text:style-name="Strong_20_Emphasis">Encapsulation</text:span>: Data moves through layers; each layer adds its own <text:span text:style-name="Strong_20_Emphasis">header</text:span>.</text:p>
      <text:list text:style-name="L7">
        <text:list-item>
          <text:p text:style-name="P16"><text:span text:style-name="Strong_20_Emphasis">Order</text:span>: Message → Segment → Datagram → Frame → Bits.</text:p>
        </text:list-item>
      </text:list>
      <text:p text:style-name="Horizontal_20_Line"/>
      <text:h text:style-name="Heading_20_2" text:outline-level="2"><text:span text:style-name="Strong_20_Emphasis">2. Socket Programming</text:span></text:h>
      <text:h text:style-name="Heading_20_3" text:outline-level="3"><text:span text:style-name="Strong_20_Emphasis">What is Socket Programming?</text:span></text:h>
      <text:list text:style-name="L8">
        <text:list-item>
          <text:p text:style-name="P18"><text:span text:style-name="Strong_20_Emphasis">Socket</text:span>: Acts as a <text:span text:style-name="Strong_20_Emphasis">door</text:span> between an application process and the transport layer.</text:p>
        </text:list-item>
        <text:list-item>
          <text:p text:style-name="P17"><text:span text:style-name="Strong_20_Emphasis">Definition</text:span>: A socket allows two processes (on the same or different systems) to communicate.</text:p>
        </text:list-item>
      </text:list>
      <text:h text:style-name="Heading_20_3" text:outline-level="3"><text:span text:style-name="Strong_20_Emphasis">Types of Sockets</text:span></text:h>
      <text:list text:style-name="L9">
        <text:list-item>
          <text:p text:style-name="P19"><text:span text:style-name="Strong_20_Emphasis">TCP Socket</text:span> (Connection-Oriented):</text:p>
          <text:list>
            <text:list-item>
              <text:p text:style-name="P20">Reliable, ordered, and error-checked data transfer.</text:p>
            </text:list-item>
            <text:list-item>
              <text:p text:style-name="P20">Requires <text:span text:style-name="Strong_20_Emphasis">connection establishment</text:span> (handshake).</text:p>
            </text:list-item>
            <text:list-item>
              <text:p text:style-name="P20">Example Protocol: <text:span text:style-name="Strong_20_Emphasis">HTTP</text:span>.</text:p>
            </text:list-item>
          </text:list>
        </text:list-item>
        <text:list-item>
          <text:p text:style-name="P19"><text:span text:style-name="Strong_20_Emphasis">UDP Socket</text:span> (Connectionless):</text:p>
          <text:list>
            <text:list-item>
              <text:p text:style-name="P20">Unreliable, faster, no connection setup.</text:p>
            </text:list-item>
            <text:list-item>
              <text:p text:style-name="P20">Data may be lost or arrive out of order.</text:p>
            </text:list-item>
            <text:list-item>
              <text:p text:style-name="P19">Example Protocol: <text:span text:style-name="Strong_20_Emphasis">DNS</text:span>.</text:p>
            </text:list-item>
          </text:list>
        </text:list-item>
      </text:list>
      <text:p text:style-name="Horizontal_20_Line"/>
      <text:h text:style-name="Heading_20_3" text:outline-level="3"><text:soft-page-break/><text:span text:style-name="Strong_20_Emphasis">Socket Programming Example (Python)</text:span></text:h>
      <text:h text:style-name="Heading_20_4" text:outline-level="4"><text:span text:style-name="Strong_20_Emphasis">UDP Client</text:span></text:h>
      <text:p text:style-name="Preformatted_20_Text">python</text:p>
      <text:p text:style-name="Preformatted_20_Text"/>
      <text:p text:style-name="P1"><text:span text:style-name="Source_20_Text">from socket import *</text:span></text:p>
      <text:p text:style-name="P2"><text:span text:style-name="Source_20_Text">serverName = 'hostname'</text:span></text:p>
      <text:p text:style-name="P2"><text:span text:style-name="Source_20_Text">serverPort = 12000</text:span></text:p>
      <text:p text:style-name="P2"><text:span text:style-name="Source_20_Text">clientSocket = socket(AF_INET, SOCK_DGRAM)</text:span></text:p>
      <text:p text:style-name="P2"><text:span text:style-name="Source_20_Text">message = input('Input message:')</text:span></text:p>
      <text:p text:style-name="P2"><text:span text:style-name="Source_20_Text">clientSocket.sendto(message.encode(), (serverName, serverPort))</text:span></text:p>
      <text:p text:style-name="P2"><text:span text:style-name="Source_20_Text">modifiedMessage, serverAddress = clientSocket.recvfrom(2048)</text:span></text:p>
      <text:p text:style-name="P2"><text:span text:style-name="Source_20_Text">print(modifiedMessage.decode())</text:span></text:p>
      <text:p text:style-name="P3"><text:span text:style-name="Source_20_Text">clientSocket.close()</text:span></text:p>
      <text:h text:style-name="Heading_20_4" text:outline-level="4"><text:span text:style-name="Strong_20_Emphasis">UDP Server</text:span></text:h>
      <text:p text:style-name="Preformatted_20_Text">python</text:p>
      <text:p text:style-name="Preformatted_20_Text"/>
      <text:p text:style-name="P1"><text:span text:style-name="Source_20_Text">from socket import *</text:span></text:p>
      <text:p text:style-name="P2"><text:span text:style-name="Source_20_Text">serverPort = 12000</text:span></text:p>
      <text:p text:style-name="P2"><text:span text:style-name="Source_20_Text">serverSocket = socket(AF_INET, SOCK_DGRAM)</text:span></text:p>
      <text:p text:style-name="P2"><text:span text:style-name="Source_20_Text">serverSocket.bind(('', serverPort))</text:span></text:p>
      <text:p text:style-name="P2"><text:span text:style-name="Source_20_Text">print("The server is ready to receive")</text:span></text:p>
      <text:p text:style-name="P2"><text:span text:style-name="Source_20_Text">while True:</text:span></text:p>
      <text:p text:style-name="P2"><text:span text:style-name="Source_20_Text"><text:s text:c="4"/>message, clientAddress = serverSocket.recvfrom(2048)</text:span></text:p>
      <text:p text:style-name="P2"><text:span text:style-name="Source_20_Text"><text:s text:c="4"/>modifiedMessage = message.decode().upper()</text:span></text:p>
      <text:p text:style-name="P3"><text:span text:style-name="Source_20_Text"><text:s text:c="4"/>serverSocket.sendto(modifiedMessage.encode(), clientAddress)</text:span></text:p>
      <text:h text:style-name="Heading_20_4" text:outline-level="4"><text:span text:style-name="Strong_20_Emphasis">TCP Client</text:span></text:h>
      <text:p text:style-name="Preformatted_20_Text">python</text:p>
      <text:p text:style-name="Preformatted_20_Text"/>
      <text:p text:style-name="P1"><text:span text:style-name="Source_20_Text">from socket import *</text:span></text:p>
      <text:p text:style-name="P2"><text:span text:style-name="Source_20_Text">serverName = 'hostname'</text:span></text:p>
      <text:p text:style-name="P2"><text:span text:style-name="Source_20_Text">serverPort = 12000</text:span></text:p>
      <text:p text:style-name="P2"><text:span text:style-name="Source_20_Text">clientSocket = socket(AF_INET, SOCK_STREAM)</text:span></text:p>
      <text:p text:style-name="P2"><text:span text:style-name="Source_20_Text">clientSocket.connect((serverName, serverPort))</text:span></text:p>
      <text:p text:style-name="P2"><text:span text:style-name="Source_20_Text">sentence = input('Input message:')</text:span></text:p>
      <text:p text:style-name="P2"><text:span text:style-name="Source_20_Text">clientSocket.send(sentence.encode())</text:span></text:p>
      <text:p text:style-name="P2"><text:span text:style-name="Source_20_Text">modifiedSentence = clientSocket.recv(1024)</text:span></text:p>
      <text:p text:style-name="P2"><text:span text:style-name="Source_20_Text">print('From Server:', modifiedSentence.decode())</text:span></text:p>
      <text:p text:style-name="P3"><text:span text:style-name="Source_20_Text">clientSocket.close()</text:span></text:p>
      <text:h text:style-name="Heading_20_4" text:outline-level="4"><text:span text:style-name="Strong_20_Emphasis">TCP Server</text:span></text:h>
      <text:p text:style-name="Preformatted_20_Text">python</text:p>
      <text:p text:style-name="Preformatted_20_Text"/>
      <text:p text:style-name="P1"><text:span text:style-name="Source_20_Text">from socket import *</text:span></text:p>
      <text:p text:style-name="P2"><text:span text:style-name="Source_20_Text">serverPort = 12000</text:span></text:p>
      <text:p text:style-name="P2"><text:span text:style-name="Source_20_Text">serverSocket = socket(AF_INET, SOCK_STREAM)</text:span></text:p>
      <text:p text:style-name="P2"><text:span text:style-name="Source_20_Text">serverSocket.bind(('', serverPort))</text:span></text:p>
      <text:p text:style-name="P2"><text:span text:style-name="Source_20_Text">serverSocket.listen(1)</text:span></text:p>
      <text:p text:style-name="P2"><text:span text:style-name="Source_20_Text">print("The server is ready to receive")</text:span></text:p>
      <text:p text:style-name="P2"><text:span text:style-name="Source_20_Text">while True:</text:span></text:p>
      <text:p text:style-name="P2"><text:span text:style-name="Source_20_Text"><text:s text:c="4"/>connectionSocket, addr = serverSocket.accept()</text:span></text:p>
      <text:p text:style-name="P2"><text:span text:style-name="Source_20_Text"><text:s text:c="4"/>sentence = connectionSocket.recv(1024).decode()</text:span></text:p>
      <text:p text:style-name="P2"><text:span text:style-name="Source_20_Text"><text:s text:c="4"/>capitalizedSentence = sentence.upper()</text:span></text:p>
      <text:p text:style-name="P2"><text:span text:style-name="Source_20_Text"><text:s text:c="4"/>connectionSocket.send(capitalizedSentence.encode())</text:span></text:p>
      <text:p text:style-name="P3"><text:span text:style-name="Source_20_Text"><text:s text:c="4"/>connectionSocket.close()</text:span></text:p>
      <text:p text:style-name="Horizontal_20_Line"><text:soft-page-break/></text:p>
      <text:h text:style-name="Heading_20_2" text:outline-level="2"><text:span text:style-name="Strong_20_Emphasis">3. Services and Connections</text:span></text:h>
      <text:list text:style-name="L10">
        <text:list-item>
          <text:p text:style-name="P21"><text:span text:style-name="Strong_20_Emphasis">Connection-Oriented vs Connectionless</text:span></text:p>
          <text:list>
            <text:list-item>
              <text:p text:style-name="P22"><text:span text:style-name="Strong_20_Emphasis">Connection-Oriented</text:span> (e.g., TCP): Reliable, like a telephone call.</text:p>
            </text:list-item>
            <text:list-item>
              <text:p text:style-name="P22"><text:span text:style-name="Strong_20_Emphasis">Connectionless</text:span> (e.g., UDP): Unreliable, like sending letters in a postal system.</text:p>
            </text:list-item>
          </text:list>
        </text:list-item>
        <text:list-item>
          <text:p text:style-name="P21"><text:span text:style-name="Strong_20_Emphasis">Reliable vs Unreliable Services</text:span></text:p>
          <text:list>
            <text:list-item>
              <text:p text:style-name="P22"><text:span text:style-name="Strong_20_Emphasis">Reliable</text:span>: Guarantees delivery without errors (e.g., file transfer).</text:p>
            </text:list-item>
            <text:list-item>
              <text:p text:style-name="P21"><text:span text:style-name="Strong_20_Emphasis">Unreliable</text:span>: Tolerates some loss (e.g., voice calls).</text:p>
            </text:list-item>
          </text:list>
        </text:list-item>
      </text:list>
      <text:p text:style-name="Horizontal_20_Line"/>
      <text:h text:style-name="Heading_20_2" text:outline-level="2"><text:span text:style-name="Strong_20_Emphasis">4. Network Applications</text:span></text:h>
      <text:p text:style-name="Text_20_body">Examples of network applications include:</text:p>
      <text:list text:style-name="L11">
        <text:list-item>
          <text:p text:style-name="P24"><text:span text:style-name="Strong_20_Emphasis">HTTP</text:span>: Web services.</text:p>
        </text:list-item>
        <text:list-item>
          <text:p text:style-name="P24"><text:span text:style-name="Strong_20_Emphasis">SMTP</text:span>: Email.</text:p>
        </text:list-item>
        <text:list-item>
          <text:p text:style-name="P24"><text:span text:style-name="Strong_20_Emphasis">FTP</text:span>: File transfer.</text:p>
        </text:list-item>
        <text:list-item>
          <text:p text:style-name="P24"><text:span text:style-name="Strong_20_Emphasis">DNS</text:span>: Domain name resolution.</text:p>
        </text:list-item>
        <text:list-item>
          <text:p text:style-name="P23"><text:span text:style-name="Strong_20_Emphasis">P2P File Sharing</text:span>: Direct file transfer between peers (e.g., BitTorrent).</text:p>
        </text:list-item>
      </text:list>
      <text:p text:style-name="Horizontal_20_Line"/>
      <text:h text:style-name="Heading_20_2" text:outline-level="2"><text:span text:style-name="Strong_20_Emphasis">Key Points to Remember</text:span></text:h>
      <text:list text:style-name="L12">
        <text:list-item>
          <text:p text:style-name="P26"><text:span text:style-name="Strong_20_Emphasis">OSI vs TCP/IP</text:span>: OSI is theoretical; TCP/IP is practical and used for the Internet.</text:p>
        </text:list-item>
        <text:list-item>
          <text:p text:style-name="P26"><text:span text:style-name="Strong_20_Emphasis">Encapsulation</text:span>: Data passes through layers, gaining headers at each step.</text:p>
        </text:list-item>
        <text:list-item>
          <text:p text:style-name="P26"><text:span text:style-name="Strong_20_Emphasis">Sockets</text:span>: Enable communication between processes via TCP (reliable) or UDP (faster but unreliable).</text:p>
        </text:list-item>
        <text:list-item>
          <text:p text:style-name="P25"><text:span text:style-name="Strong_20_Emphasis">Python Sockets</text:span>: Understand TCP/UDP client-server code for basic programs.</text:p>
        </text:list-item>
      </text:list>
      <text:p text:style-name="Horizontal_20_Line"/>
      <text:h text:style-name="Heading_20_3" text:outline-level="3"><text:span text:style-name="Strong_20_Emphasis">1. Why Layering?</text:span></text:h>
      <text:list text:style-name="L13">
        <text:list-item>
          <text:p text:style-name="P28"><text:span text:style-name="Strong_20_Emphasis">Purpose</text:span>: Breaks down complex network systems into modular, manageable pieces.</text:p>
        </text:list-item>
        <text:list-item>
          <text:p text:style-name="P28"><text:span text:style-name="Strong_20_Emphasis">Benefits</text:span>:</text:p>
          <text:list>
            <text:list-item>
              <text:p text:style-name="P28">Makes <text:span text:style-name="Strong_20_Emphasis">maintenance and updates</text:span> easier.</text:p>
            </text:list-item>
            <text:list-item>
              <text:p text:style-name="P28">Changes in one layer do <text:span text:style-name="Strong_20_Emphasis">not affect</text:span> others (modularity).</text:p>
            </text:list-item>
            <text:list-item>
              <text:p text:style-name="P27">Provides a clear structure for discussion and understanding.</text:p>
            </text:list-item>
          </text:list>
        </text:list-item>
      </text:list>
      <text:p text:style-name="Horizontal_20_Line"/>
      <text:h text:style-name="Heading_20_3" text:outline-level="3"><text:span text:style-name="Strong_20_Emphasis">2. Addressing Processes</text:span></text:h>
      <text:list text:style-name="L14">
        <text:list-item>
          <text:p text:style-name="P30">To identify a process uniquely:</text:p>
          <text:list>
            <text:list-item>
              <text:p text:style-name="P30">Use a combination of <text:span text:style-name="Strong_20_Emphasis">IP Address</text:span> (identifies the host) and <text:span text:style-name="Strong_20_Emphasis">Port Number</text:span> (identifies the process).</text:p>
            </text:list-item>
          </text:list>
        </text:list-item>
        <text:list-item>
          <text:p text:style-name="P30"><text:soft-page-break/>Example:</text:p>
          <text:list>
            <text:list-item>
              <text:p text:style-name="P30"><text:span text:style-name="Strong_20_Emphasis">HTTP Server</text:span> uses Port <text:span text:style-name="Strong_20_Emphasis">80</text:span>.</text:p>
            </text:list-item>
            <text:list-item>
              <text:p text:style-name="P29"><text:span text:style-name="Strong_20_Emphasis">Mail Server (SMTP)</text:span> uses Port <text:span text:style-name="Strong_20_Emphasis">25</text:span>.</text:p>
            </text:list-item>
          </text:list>
        </text:list-item>
      </text:list>
      <text:p text:style-name="Horizontal_20_Line"/>
      <text:h text:style-name="Heading_20_3" text:outline-level="3"><text:span text:style-name="Strong_20_Emphasis">3. Client-Server vs Peer-to-Peer Architecture</text:span></text:h>
      <text:list text:style-name="L15">
        <text:list-item>
          <text:p text:style-name="P32"><text:span text:style-name="Strong_20_Emphasis">Client-Server Model</text:span>:</text:p>
          <text:list>
            <text:list-item>
              <text:p text:style-name="P32">A central server provides services to multiple clients.</text:p>
            </text:list-item>
            <text:list-item>
              <text:p text:style-name="P32">Examples: <text:span text:style-name="Strong_20_Emphasis">HTTP, IMAP, FTP</text:span>.</text:p>
            </text:list-item>
          </text:list>
        </text:list-item>
        <text:list-item>
          <text:p text:style-name="P32"><text:span text:style-name="Strong_20_Emphasis">Peer-to-Peer (P2P)</text:span>:</text:p>
          <text:list>
            <text:list-item>
              <text:p text:style-name="P32">Peers (end systems) both request and provide services.</text:p>
            </text:list-item>
            <text:list-item>
              <text:p text:style-name="P31">Examples: <text:span text:style-name="Strong_20_Emphasis">BitTorrent</text:span> for file sharing.</text:p>
            </text:list-item>
          </text:list>
        </text:list-item>
      </text:list>
      <text:p text:style-name="Horizontal_20_Line"/>
      <text:h text:style-name="Heading_20_3" text:outline-level="3"><text:span text:style-name="Strong_20_Emphasis">4. Transport Layer Protocols (TCP vs UDP)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<text:span text:style-name="Strong_20_Emphasis">Feature</text:span></text:p>
            </table:table-cell>
            <table:table-cell table:style-name="Table3.A1" office:value-type="string">
              <text:p text:style-name="Table_20_Heading"><text:span text:style-name="Strong_20_Emphasis">TCP</text:span></text:p>
            </table:table-cell>
            <table:table-cell table:style-name="Table3.A1" office:value-type="string">
              <text:p text:style-name="Table_20_Heading"><text:span text:style-name="Strong_20_Emphasis">UDP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Reliability</text:span></text:p>
          </table:table-cell>
          <table:table-cell table:style-name="Table3.A1" office:value-type="string">
            <text:p text:style-name="Table_20_Contents">Reliable, ensures error-free data</text:p>
          </table:table-cell>
          <table:table-cell table:style-name="Table3.A1" office:value-type="string">
            <text:p text:style-name="Table_20_Contents">Unreliable, data loss possible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Connection</text:span></text:p>
          </table:table-cell>
          <table:table-cell table:style-name="Table3.A1" office:value-type="string">
            <text:p text:style-name="Table_20_Contents">Connection-oriented</text:p>
          </table:table-cell>
          <table:table-cell table:style-name="Table3.A1" office:value-type="string">
            <text:p text:style-name="Table_20_Contents">Connectionles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Speed</text:span></text:p>
          </table:table-cell>
          <table:table-cell table:style-name="Table3.A1" office:value-type="string">
            <text:p text:style-name="Table_20_Contents">Slower due to error checking</text:p>
          </table:table-cell>
          <table:table-cell table:style-name="Table3.A1" office:value-type="string">
            <text:p text:style-name="Table_20_Contents">Faster, minimal overhead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Usage</text:span></text:p>
          </table:table-cell>
          <table:table-cell table:style-name="Table3.A1" office:value-type="string">
            <text:p text:style-name="Table_20_Contents">File transfer, emails, web pages</text:p>
          </table:table-cell>
          <table:table-cell table:style-name="Table3.A1" office:value-type="string">
            <text:p text:style-name="Table_20_Contents">Streaming, DNS, video call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23:41:50.028119476</meta:creation-date>
    <dc:date>2024-12-18T01:32:59.847535063</dc:date>
    <meta:editing-duration>PT10M3S</meta:editing-duration>
    <meta:editing-cycles>2</meta:editing-cycles>
    <meta:generator>LibreOffice/24.2.5.2$Linux_X86_64 LibreOffice_project/420$Build-2</meta:generator>
    <meta:document-statistic meta:table-count="3" meta:image-count="0" meta:object-count="0" meta:page-count="5" meta:paragraph-count="176" meta:word-count="868" meta:character-count="6307" meta:non-whitespace-character-count="5643"/>
  </office:meta>
</office:document-meta>
</file>